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jpeg" manifest:media-type="image/jpeg"/>
  <manifest:file-entry manifest:full-path="media/image15.jpeg" manifest:media-type="image/jpeg"/>
  <manifest:file-entry manifest:full-path="media/image14.jpeg" manifest:media-type="image/jpeg"/>
  <manifest:file-entry manifest:full-path="media/image17.jpeg" manifest:media-type="image/jpeg"/>
  <manifest:file-entry manifest:full-path="media/image18.png" manifest:media-type="image/png"/>
  <manifest:file-entry manifest:full-path="media/image19.png" manifest:media-type="image/png"/>
  <manifest:file-entry manifest:full-path="media/image16.jpeg" manifest:media-type="image/jpeg"/>
  <manifest:file-entry manifest:full-path="media/image11.jpeg" manifest:media-type="image/jpeg"/>
  <manifest:file-entry manifest:full-path="media/image10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21" style:parent-style-name="Normal" style:family="paragraph">
      <style:paragraph-properties fo:break-before="page"/>
    </style:style>
    <style:style style:name="P22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26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27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28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29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32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33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37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41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42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name="P44" style:parent-style-name="Normal" style:family="paragraph">
      <style:paragraph-properties>
        <style:tab-stops>
          <style:tab-stop style:type="left" style:position="1.8763in"/>
        </style:tab-stops>
      </style:paragraph-properties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 style:mirror="horizontal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 style:mirror="horizontal"/>
    </style:style>
    <style:style style:family="graphic" style:name="a1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.03893in, 0.06066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 style:mirror="horizontal"/>
    </style:style>
  </office:automatic-styles>
  <office:body>
    <office:text text:use-soft-page-breaks="true">
      <text:p text:style-name="P1"><draw:frame draw:z-index="251659264" draw:style-name="a0" draw:name="Picture 4" text:anchor-type="paragraph" svg:x="0.49438in" svg:y="0.17978in" svg:width="1.15393in" svg:height="1.11708in" style:rel-width="scale" style:rel-height="scale"><draw:image xlink:href="media/image1.png" xlink:type="simple" xlink:show="embed" xlink:actuate="onLoad"/><svg:title/><svg:desc/></draw:frame><draw:frame draw:z-index="251658240" draw:style-name="a1" draw:name="Picture 1" text:anchor-type="paragraph" svg:x="0in" svg:y="0.16852in" svg:width="5.17978in" svg:height="5.16854in" style:rel-width="scale" style:rel-height="scale"><draw:image xlink:href="media/image2.png" xlink:type="simple" xlink:show="embed" xlink:actuate="onLoad"/><svg:title/><svg:desc/></draw:frame>g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<text:tab/><draw:frame draw:style-name="a2" draw:name="Picture 5" text:anchor-type="as-char" svg:x="0in" svg:y="0in" svg:width="0.99295in" svg:height="1.11896in" style:rel-width="scale" style:rel-height="scale"><draw:image xlink:href="media/image3.png" xlink:type="simple" xlink:show="embed" xlink:actuate="onLoad"/><svg:title/><svg:desc/></draw:frame></text:p>
      <text:soft-page-break/>
      <text:p text:style-name="P3">#<draw:frame draw:style-name="a3" draw:name="Picture 6" text:anchor-type="as-char" svg:x="0in" svg:y="0in" svg:width="1.5404in" svg:height="0.90223in" style:rel-width="scale" style:rel-height="scale"><draw:image xlink:href="media/image4.png" xlink:type="simple" xlink:show="embed" xlink:actuate="onLoad"/><svg:title/><svg:desc/></draw:frame><draw:frame draw:style-name="a4" draw:name="Picture 13" text:anchor-type="as-char" svg:x="0in" svg:y="0in" svg:width="5.55208in" svg:height="1.375in" style:rel-width="scale" style:rel-height="scale"><draw:image xlink:href="media/image5.png" xlink:type="simple" xlink:show="embed" xlink:actuate="onLoad"/><svg:title/><svg:desc/></draw:frame><draw:frame draw:style-name="a5" draw:name="Picture 16" text:anchor-type="as-char" svg:x="0in" svg:y="0in" svg:width="5.3125in" svg:height="1.21875in" style:rel-width="scale" style:rel-height="scale"><draw:image xlink:href="media/image6.png" xlink:type="simple" xlink:show="embed" xlink:actuate="onLoad"/><svg:title/><svg:desc/></draw:frame><draw:frame draw:style-name="a6" draw:name="Picture 17" text:anchor-type="as-char" svg:x="0in" svg:y="0in" svg:width="2.16826in" svg:height="0.9632in" style:rel-width="scale" style:rel-height="scale"><draw:image xlink:href="media/image7.png" xlink:type="simple" xlink:show="embed" xlink:actuate="onLoad"/><svg:title/><svg:desc/></draw:frame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soft-page-break/>
      <text:p text:style-name="P20"><draw:frame draw:z-index="251660288" draw:style-name="a7" draw:name="Picture 21" text:anchor-type="paragraph" svg:x="1.07675in" svg:y="1.23858in" svg:width="0.95919in" svg:height="0.95455in" style:rel-width="scale" style:rel-height="scale"><draw:image xlink:href="media/image8.png" xlink:type="simple" xlink:show="embed" xlink:actuate="onLoad"/><svg:title/><svg:desc/></draw:frame><draw:frame draw:style-name="a8" draw:name="Picture 19" text:anchor-type="as-char" svg:x="0in" svg:y="0in" svg:width="3.90242in" svg:height="3.90242in" style:rel-width="scale" style:rel-height="scale"><draw:image xlink:href="media/image9.png" xlink:type="simple" xlink:show="embed" xlink:actuate="onLoad"/><svg:title/><svg:desc/></draw:frame></text:p>
      <text:p text:style-name="P21"/>
      <text:soft-page-break/>
      <text:p text:style-name="P22"><draw:frame draw:z-index="251669504" draw:style-name="a9" draw:name="Picture 31" text:anchor-type="paragraph" svg:x="0.50139in" svg:y="0.17222in" svg:width="0.15417in" svg:height="0.15417in" style:rel-width="scale" style:rel-height="scale"><draw:image xlink:href="media/image10.jpeg" xlink:type="simple" xlink:show="embed" xlink:actuate="onLoad"/><svg:title/><svg:desc/></draw:frame><draw:frame draw:z-index="251668480" draw:style-name="a10" draw:name="Picture 30" text:anchor-type="paragraph" svg:x="0.34167in" svg:y="0.17639in" svg:width="0.15486in" svg:height="0.15972in" style:rel-width="scale" style:rel-height="scale"><draw:image xlink:href="media/image11.jpeg" xlink:type="simple" xlink:show="embed" xlink:actuate="onLoad"/><svg:title/><svg:desc/></draw:frame><draw:frame draw:z-index="251667456" draw:style-name="a11" draw:name="Picture 29" text:anchor-type="paragraph" svg:x="0.17002in" svg:y="0.17002in" svg:width="0.17207in" svg:height="0.16378in" style:rel-width="scale" style:rel-height="scale"><draw:image xlink:href="media/image12.jpeg" xlink:type="simple" xlink:show="embed" xlink:actuate="onLoad"/><svg:title/><svg:desc/></draw:frame><draw:frame draw:z-index="251666432" draw:style-name="a12" draw:name="Picture 28" text:anchor-type="paragraph" svg:x="0.01454in" svg:y="0.17771in" svg:width="0.15037in" svg:height="0.15527in" style:rel-width="scale" style:rel-height="scale"><draw:image xlink:href="media/image13.jpeg" xlink:type="simple" xlink:show="embed" xlink:actuate="onLoad"/><svg:title/><svg:desc/></draw:frame><draw:frame draw:z-index="251665408" draw:style-name="a13" draw:name="Picture 27" text:anchor-type="paragraph" svg:x="0.50556in" svg:y="0.00833in" svg:width="0.17792in" svg:height="0.18171in" style:rel-width="scale" style:rel-height="scale"><draw:image xlink:href="media/image14.jpeg" xlink:type="simple" xlink:show="embed" xlink:actuate="onLoad"/><svg:title/><svg:desc/></draw:frame><draw:frame draw:z-index="251664384" draw:style-name="a14" draw:name="Picture 26" text:anchor-type="paragraph" svg:x="0.33991in" svg:y="0.01062in" svg:width="0.17382in" svg:height="0.16652in" style:rel-width="scale" style:rel-height="scale"><draw:image xlink:href="media/image15.jpeg" xlink:type="simple" xlink:show="embed" xlink:actuate="onLoad"/><svg:title/><svg:desc/></draw:frame><draw:frame draw:z-index="251663360" draw:style-name="a15" draw:transform="translate(-0.08509in -0.08689in) rotate(-4.71239) translate(0.26025in 0.09676in)" draw:name="Picture 25" text:anchor-type="paragraph" svg:width="0.17019in" svg:height="0.17379in" style:rel-width="scale" style:rel-height="scale"><draw:image xlink:href="media/image16.jpeg" xlink:type="simple" xlink:show="embed" xlink:actuate="onLoad"/><svg:title/><svg:desc/></draw:frame><draw:frame draw:z-index="251662336" draw:style-name="a16" draw:name="Picture 24" text:anchor-type="paragraph" svg:x="0.00903in" svg:y="0.01111in" svg:width="0.1574in" svg:height="0.15663in" style:rel-width="scale" style:rel-height="scale"><draw:image xlink:href="media/image17.jpeg" xlink:type="simple" xlink:show="embed" xlink:actuate="onLoad"/><svg:title/><svg:desc/></draw:frame><draw:frame draw:style-name="a17" draw:name="Picture 23" text:anchor-type="as-char" svg:x="0in" svg:y="0in" svg:width="0.69119in" svg:height="0.69119in" style:rel-width="scale" style:rel-height="scale"><draw:image xlink:href="media/image18.png" xlink:type="simple" xlink:show="embed" xlink:actuate="onLoad"/><svg:title/><svg:desc/></draw:frame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soft-page-break/>
      <text:p text:style-name="P44"><draw:frame draw:style-name="a18" draw:name="Picture 20" text:anchor-type="as-char" svg:x="0in" svg:y="0in" svg:width="6.26806in" svg:height="4.70517in" style:rel-width="scale" style:rel-height="scale"><draw:image xlink:href="media/image1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lik Ola Iyanda</meta:initial-creator>
    <dc:creator>Malik Ola Iyanda</dc:creator>
    <meta:creation-date>2018-02-06T20:57:00Z</meta:creation-date>
    <dc:date>2018-02-13T02:15:00Z</dc:date>
    <meta:template xlink:href="Normal" xlink:type="simple"/>
    <meta:editing-cycles>4</meta:editing-cycles>
    <meta:editing-duration>PT464700S</meta:editing-duration>
    <meta:document-statistic meta:page-count="5" meta:paragraph-count="1" meta:word-count="12" meta:character-count="85" meta:row-count="1" meta:non-whitespace-character-count="74"/>
  </office:meta>
</office:document-meta>
</file>